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1ad" officeooo:paragraph-rsid="001251ad"/>
    </style:style>
    <style:style style:name="P2" style:family="paragraph" style:parent-style-name="Standard">
      <style:text-properties officeooo:rsid="001358e3" officeooo:paragraph-rsid="001358e3"/>
    </style:style>
    <style:style style:name="P3" style:family="paragraph" style:parent-style-name="Standard">
      <style:text-properties officeooo:rsid="001f461d" officeooo:paragraph-rsid="001251ad"/>
    </style:style>
    <style:style style:name="P4" style:family="paragraph" style:parent-style-name="Standard">
      <style:text-properties officeooo:rsid="001f461d" officeooo:paragraph-rsid="002f6f02"/>
    </style:style>
    <style:style style:name="P5" style:family="paragraph" style:parent-style-name="Standard">
      <style:text-properties officeooo:rsid="001f461d" officeooo:paragraph-rsid="00304dd1"/>
    </style:style>
    <style:style style:name="P6" style:family="paragraph" style:parent-style-name="Standard">
      <style:text-properties officeooo:rsid="001f461d" officeooo:paragraph-rsid="003b9011"/>
    </style:style>
    <style:style style:name="P7" style:family="paragraph" style:parent-style-name="Standard">
      <style:text-properties officeooo:rsid="002f6f02" officeooo:paragraph-rsid="002f6f02"/>
    </style:style>
    <style:style style:name="P8" style:family="paragraph" style:parent-style-name="Standard">
      <style:text-properties officeooo:rsid="00370972" officeooo:paragraph-rsid="00370972"/>
    </style:style>
    <style:style style:name="P9" style:family="paragraph" style:parent-style-name="Standard">
      <style:text-properties officeooo:rsid="002fa615" officeooo:paragraph-rsid="002fa615"/>
    </style:style>
    <style:style style:name="P10" style:family="paragraph" style:parent-style-name="Standard">
      <style:text-properties officeooo:rsid="0037447f" officeooo:paragraph-rsid="0037447f"/>
    </style:style>
    <style:style style:name="P11" style:family="paragraph" style:parent-style-name="Standard">
      <style:text-properties officeooo:rsid="0037bb82" officeooo:paragraph-rsid="0037bb82"/>
    </style:style>
    <style:style style:name="P12" style:family="paragraph" style:parent-style-name="Standard">
      <style:text-properties officeooo:rsid="003b1dde" officeooo:paragraph-rsid="003b1dde"/>
    </style:style>
    <style:style style:name="P13" style:family="paragraph" style:parent-style-name="Standard">
      <style:text-properties officeooo:rsid="003b9011" officeooo:paragraph-rsid="003b9011"/>
    </style:style>
    <style:style style:name="P14" style:family="paragraph" style:parent-style-name="Standard">
      <style:text-properties fo:font-size="24pt" officeooo:rsid="00370972" officeooo:paragraph-rsid="00370972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70972"/>
    </style:style>
    <style:style style:name="T2" style:family="text">
      <style:text-properties officeooo:rsid="001251ad"/>
    </style:style>
    <style:style style:name="T3" style:family="text">
      <style:text-properties officeooo:rsid="0039574e"/>
    </style:style>
    <style:style style:name="T4" style:family="text">
      <style:text-properties officeooo:rsid="003b1dde"/>
    </style:style>
    <style:style style:name="T5" style:family="text">
      <style:text-properties officeooo:rsid="003b9011"/>
    </style:style>
    <style:style style:name="T6" style:family="text"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textarea-horizontal-align="left" draw:textarea-vertical-align="middle" draw:auto-grow-height="false" draw:fit-to-size="false" fo:min-height="8.419cm" fo:min-width="15.776cm" fo:padding-top="0.131cm" fo:padding-bottom="0.131cm" fo:padding-left="0.25cm" fo:padding-right="0.25cm" fo:wrap-option="wrap" draw:shadow="hidden" draw:shadow-offset-x="0.305cm" draw:shadow-offset-y="0.305cm" draw:shadow-color="#808080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style-name="gr1" draw:text-style-name="P16" svg:width="16.276cm" svg:height="8.679cm" svg:x="0.66cm" svg:y="0.293cm"><text:p text:style-name="P15"><text:span text:style-name="T6">Mechanisch Erfgoed Centrum</text:span></text:p><draw:enhanced-geometry svg:viewBox="0 0 21600 21600" draw:extrusion="false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4">Compaq Presario S3450NL</text:p>
      <text:p text:style-name="P8"><text:span text:style-name="T2">Jaar: 2</text:span>003</text:p>
      <text:p text:style-name="P4"><text:span text:style-name="T1">Oorspronkelijke b</text:span>esturingssysteem: <text:span text:style-name="T1">Windows XP</text:span></text:p>
      <text:p text:style-name="P8">Huidige besturingssysteem: Arch Linux</text:p>
      <text:p text:style-name="P7">Gebruikersinterface: <text:span text:style-name="T1">Xfce</text:span></text:p>
      <text:p text:style-name="P1"/>
      <text:p text:style-name="P8">Oorspronkelijke processor: <text:span text:style-name="T3">Intel </text:span>Pentium 4</text:p>
      <text:p text:style-name="P1"><text:span text:style-name="T1">Oorspronkelijk a</text:span>antal kernen: 1</text:p>
      <text:p text:style-name="P11">Oorspronkelijk aantal threads: 1</text:p>
      <text:p text:style-name="P1"><text:span text:style-name="T1">Oorspronkelijke k</text:span>loksnelheid processor: <text:span text:style-name="T1">2,8 GHz</text:span></text:p>
      <text:p text:style-name="P9"><text:span text:style-name="T1">Oorspronkelijke a</text:span>rchitectuur: <text:span text:style-name="T1">i686</text:span></text:p>
      <text:p text:style-name="P10">Oorspronkelijk aantal bits: 32</text:p>
      <text:p text:style-name="P10"/>
      <text:p text:style-name="P11">Huidige processor: <text:span text:style-name="T4">Intel </text:span>Pentium 4</text:p>
      <text:p text:style-name="P12">Huidig aantal kernen: 1</text:p>
      <text:p text:style-name="P12">Huidig aantal threads: 2</text:p>
      <text:p text:style-name="P12">Huidige kloksnelheid processor: 3,0 GHz</text:p>
      <text:p text:style-name="P12">Huidige architectuur: i686</text:p>
      <text:p text:style-name="P12">Huidig aantal bits: 32</text:p>
      <text:p text:style-name="P3"/>
      <text:p text:style-name="P12">Oorspronkelijke videokaart: NVIDIA GeForce4 MX 440</text:p>
      <text:p text:style-name="P12">Oorspronkelijk videogeheugen: 64 MB</text:p>
      <text:p text:style-name="P12">Oorspronkelijke kloksnelheid: ?</text:p>
      <text:p text:style-name="P12"/>
      <text:p text:style-name="P12">Huidige videokaart: ATI Radeon HD 4650</text:p>
      <text:p text:style-name="P12">Huidig videogeheugen: ?</text:p>
      <text:p text:style-name="P12">Huidige kloksnelheid: ?</text:p>
      <text:p text:style-name="P2"/>
      <text:p text:style-name="P2"><text:span text:style-name="T4">Oorspronkelijke h</text:span>oeveelheid RAM-geheugen: <text:span text:style-name="T4">512 MB</text:span></text:p>
      <text:p text:style-name="P13">Huidige hoeveelheid RAM-geheugen: 2 GB</text:p>
      <text:p text:style-name="P13">Grootte oorspronkelijke harde schijf: 80 GB</text:p>
      <text:p text:style-name="P13">Grootte huidige harde schijf: 120 GB</text:p>
      <text:p text:style-name="P5"/>
      <text:p text:style-name="P6">Externe media: <text:span text:style-name="T5">3,5-inchdiskettedrive, cd/dvd-speler en cd/dvd-speler/brander ingebouwd, andere accessoires ook leverbaar</text:span></text:p>
      <text:p text:style-name="P13">Grootte diskette’s: Tot DS/ED (2,88 M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6:42:01.416000000</meta:creation-date>
    <dc:date>2017-01-17T18:13:06.766000000</dc:date>
    <meta:editing-duration>PT1H35M4S</meta:editing-duration>
    <meta:editing-cycles>34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9" meta:word-count="129" meta:character-count="1048" meta:non-whitespace-character-count="948"/>
  </office:meta>
</office:document-meta>
</file>